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omab__django-social-auth</text:p>
          </table:table-cell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square__dagger</text:p>
          </table:table-cell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bumptech__glide</text:p>
          </table:table-cell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phpseclib__phpseclib</text:p>
          </table:table-cell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josevalim__inherited_resources</text:p>
          </table:table-cell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rpc__grpc-go</text:p>
          </table:table-cell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CoderMJLee__MJRefresh</text:p>
          </table:table-cell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node-js-libs__node.io</text:p>
          </table:table-cell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graphql-dotnet__graphql-dotnet</text:p>
          </table:table-cell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scala__scala</text:p>
          </table:table-cell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Quick__Nimble</text:p>
          </table:table-cell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PHPMailer__PHPMailer</text:p>
          </table:table-cell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searchkit__searchkit</text:p>
          </table:table-cell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julienXX__terminal-notifier</text:p>
          </table:table-cell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nikic__PHP-Parser</text:p>
          </table:table-cell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fgnass__spin.js</text:p>
          </table:table-cell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kubernetes__dashboard</text:p>
          </table:table-cell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verlok__lazyload</text:p>
          </table:table-cell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gratipay__gratipay.com</text:p>
          </table:table-cell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sheerun__vim-polyglot</text:p>
          </table:table-cell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Simbul__baker</text:p>
          </table:table-cell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dataarts__dat.gui</text:p>
          </table:table-cell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top-think__think</text:p>
          </table:table-cell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formly-js__angular-formly</text:p>
          </table:table-cell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flightjs__flight</text:p>
          </table:table-cell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prometheus__prometheus</text:p>
          </table:table-cell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nicolaskruchten__pivottable</text:p>
          </table:table-cell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soimort__you-get</text:p>
          </table:table-cell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benjaminoakes__maid</text:p>
          </table:table-cell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mattgallagher__AudioStreamer</text:p>
          </table:table-cell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micropython__micropython</text:p>
          </table:table-cell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tobie__ua-parser</text:p>
          </table:table-cell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getlantern__lantern</text:p>
          </table:table-cell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SlexAxton__yepnope.js</text:p>
          </table:table-cell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kangax__html-minifier</text:p>
          </table:table-cell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graphql-java__graphql-java</text:p>
          </table:table-cell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imbojsb__launchrocket</text:p>
          </table:table-cell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vitalets__angular-xeditable</text:p>
          </table:table-cell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darknessomi__musicbox</text:p>
          </table:table-cell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pachyderm__pachyderm</text:p>
          </table:table-cell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harelba__q</text:p>
          </table:table-cell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google__google-api-php-client</text:p>
          </table:table-cell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json5__json5</text:p>
          </table:table-cell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martinblech__xmltodict</text:p>
          </table:table-cell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longitachi__ZLPhotoBrowser</text:p>
          </table:table-cell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holman__spark</text:p>
          </table:table-cell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tumblr__TMCache</text:p>
          </table:table-cell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stampit-org__stampit</text:p>
          </table:table-cell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hylang__hy</text:p>
          </table:table-cell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evilsocket__bettercap</text:p>
          </table:table-cell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googlei18n__libphonenumber</text:p>
          </table:table-cell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rahatarmanahmed__CircularProgressView</text:p>
          </table:table-cell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hyperoslo__Hue</text:p>
          </table:table-cell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meteoric__meteor-ionic</text:p>
          </table:table-cell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jarun__Buku</text:p>
          </table:table-cell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rg3__youtube-dl</text:p>
          </table:table-cell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MicrosoftEdge__static-code-scan</text:p>
          </table:table-cell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hybridgroup__gobot</text:p>
          </table:table-cell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casesandberg__reactcss</text:p>
          </table:table-cell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hilJay__MPAndroidChart</text:p>
          </table:table-cell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MediaBrowser__Emby</text:p>
          </table:table-cell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x64dbg__x64dbg</text:p>
          </table:table-cell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tjake__Solandra</text:p>
          </table:table-cell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pre-commit__pre-commit</text:p>
          </table:table-cell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grpc__grpc-java</text:p>
          </table:table-cell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clientIO__joint</text:p>
          </table:table-cell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linkedin__pinot</text:p>
          </table:table-cell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JetBrains__kotlin</text:p>
          </table:table-cell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eslint__eslint</text:p>
          </table:table-cell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emberjs__data</text:p>
          </table:table-cell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dropbox__dropbox-js</text:p>
          </table:table-cell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asciimoo__drawille</text:p>
          </table:table-cell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artf__grapesjs</text:p>
          </table:table-cell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videojs__video.js</text:p>
          </table:table-cell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Hearst-DD__ObjectMapper</text:p>
          </table:table-cell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jMonkeyEngine__jmonkeyengine</text:p>
          </table:table-cell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coocood__freecache</text:p>
          </table:table-cell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redfin__react-server</text:p>
          </table:table-cell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mishoo__UglifyJS</text:p>
          </table:table-cell>
          <table:table-cell office:value="0.7490108254723106" office:value-type="float"/>
          <table:table-cell office:value="0.8028726752104025" office:value-type="float"/>
          <table:table-cell office:value="0.8144636428447751" office:value-type="float"/>
          <table:table-cell office:value="0.8192129374866215" office:value-type="float"/>
          <table:table-cell office:value="0.8345920142866792" office:value-type="float"/>
          <table:table-cell office:value="0.553381200300126" office:value-type="float"/>
          <table:table-cell office:value="0.5747409832159474" office:value-type="float"/>
          <table:table-cell office:value="0.587502018479419" office:value-type="float"/>
          <table:table-cell office:value="0.6133331078596842" office:value-type="float"/>
          <table:table-cell office:value="0.6445764387268078" office:value-type="float"/>
          <table:table-cell office:value="0.42849429756558205" office:value-type="float"/>
          <table:table-cell office:value="0.4526524979418032" office:value-type="float"/>
          <table:table-cell office:value="0.47708451178131206" office:value-type="float"/>
          <table:table-cell office:value="0.5107994344694061" office:value-type="float"/>
          <table:table-cell office:value="0.553239280545252" office:value-type="float"/>
          <table:table-cell office:value="0.611738020723902" office:value-type="float"/>
          <table:table-cell office:value="0.6267723824803051" office:value-type="float"/>
          <table:table-cell office:value="0.6485830836493303" office:value-type="float"/>
          <table:table-cell office:value="0.6647679956254275" office:value-type="float"/>
          <table:table-cell office:value="0.7116242346274275" office:value-type="float"/>
          <table:table-cell office:value="0.4655117107929555" office:value-type="float"/>
          <table:table-cell office:value="0.48710091365620045" office:value-type="float"/>
          <table:table-cell office:value="0.5117143557911719" office:value-type="float"/>
          <table:table-cell office:value="0.5196736774456013" office:value-type="float"/>
          <table:table-cell office:value="0.5561185174262072" office:value-type="float"/>
        </table:table-row>
        <table:table-row>
          <table:table-cell office:value-type="string">
            <text:p>kivy__python-for-android</text:p>
          </table:table-cell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ootools__mootools-core</text:p>
          </table:table-cell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sosedoff__pgweb</text:p>
          </table:table-cell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markdalgleish__stellar.js</text:p>
          </table:table-cell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libretro__RetroArch</text:p>
          </table:table-cell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ag-grid__ag-grid</text:p>
          </table:table-cell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coreos__etcd</text:p>
          </table:table-cell>
          <table:table-cell office:value="0.6575414250417893" office:value-type="float"/>
          <table:table-cell office:value="0.7397081847435328" office:value-type="float"/>
          <table:table-cell office:value="0.7678532149199532" office:value-type="float"/>
          <table:table-cell office:value="0.7991373589849651" office:value-type="float"/>
          <table:table-cell office:value="0.8605228893221518" office:value-type="float"/>
          <table:table-cell office:value="0.5343968251337683" office:value-type="float"/>
          <table:table-cell office:value="0.5883759677852053" office:value-type="float"/>
          <table:table-cell office:value="0.605905878956216" office:value-type="float"/>
          <table:table-cell office:value="0.6197067311823867" office:value-type="float"/>
          <table:table-cell office:value="0.6736108813127869" office:value-type="float"/>
          <table:table-cell office:value="0.35492103609738596" office:value-type="float"/>
          <table:table-cell office:value="0.45474216484010643" office:value-type="float"/>
          <table:table-cell office:value="0.4742536226979329" office:value-type="float"/>
          <table:table-cell office:value="0.49474329397343597" office:value-type="float"/>
          <table:table-cell office:value="0.5774413897832065" office:value-type="float"/>
          <table:table-cell office:value="0.5461760864605045" office:value-type="float"/>
          <table:table-cell office:value="0.6311793450048256" office:value-type="float"/>
          <table:table-cell office:value="0.6505122475883565" office:value-type="float"/>
          <table:table-cell office:value="0.672972073607019" office:value-type="float"/>
          <table:table-cell office:value="0.7282396784094829" office:value-type="float"/>
          <table:table-cell office:value="0.31323123806286296" office:value-type="float"/>
          <table:table-cell office:value="0.45669552126471935" office:value-type="float"/>
          <table:table-cell office:value="0.48685863186994194" office:value-type="float"/>
          <table:table-cell office:value="0.5079891674671944" office:value-type="float"/>
          <table:table-cell office:value="0.5918236389772968" office:value-type="float"/>
        </table:table-row>
        <table:table-row>
          <table:table-cell office:value-type="string">
            <text:p>minio__minio</text:p>
          </table:table-cell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orientechnologies__orientdb</text:p>
          </table:table-cell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spotify__HubFramework</text:p>
          </table:table-cell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axios__axios</text:p>
          </table:table-cell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weaveworks__weave</text:p>
          </table:table-cell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yeoman__generator-webapp</text:p>
          </table:table-cell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hakimel__reveal.js</text:p>
          </table:table-cell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webpack-contrib__sass-loader</text:p>
          </table:table-cell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hybridauth__hybridauth</text:p>
          </table:table-cell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pili-engineering__PLDroidPlayer</text:p>
          </table:table-cell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google__shaka-player</text:p>
          </table:table-cell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ionic-team__ionic</text:p>
          </table:table-cell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HansPinckaers__GrowingTextView</text:p>
          </table:table-cell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amoffat__bootstrap-application-wizard</text:p>
          </table:table-cell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wting__autojump</text:p>
          </table:table-cell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mojombo__grit</text:p>
          </table:table-cell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encode__django-rest-framework</text:p>
          </table:table-cell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hacdias__filemanager</text:p>
          </table:table-cell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doctrine__doctrine2</text:p>
          </table:table-cell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wekan__wekan</text:p>
          </table:table-cell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chrippa__livestreamer</text:p>
          </table:table-cell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rappe__erpnext</text:p>
          </table:table-cell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RichardKnop__machinery</text:p>
          </table:table-cell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gradle__gradle</text:p>
          </table:table-cell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VictorBjelkholm__ngProgress</text:p>
          </table:table-cell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os-js__OS.js</text:p>
          </table:table-cell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avajs__ava</text:p>
          </table:table-cell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ReturnInfinity__BareMetal-OS-legacy</text:p>
          </table:table-cell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Studio-42__elFinder</text:p>
          </table:table-cell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lcommac__SwiftDate</text:p>
          </table:table-cell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containerd__containerd</text:p>
          </table:table-cell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grpc-ecosystem__grpc-gateway</text:p>
          </table:table-cell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popcorn-time__popcorn-app</text:p>
          </table:table-cell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aws__aws-sdk-ruby</text:p>
          </table:table-cell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rails__grails-core</text:p>
          </table:table-cell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zulip__zulip</text:p>
          </table:table-cell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Tencent__GT</text:p>
          </table:table-cell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johnpolacek__superscrollorama</text:p>
          </table:table-cell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componentjs__component</text:p>
          </table:table-cell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golemfactory__golem</text:p>
          </table:table-cell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Homebrew__homebrew-php</text:p>
          </table:table-cell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hazow__ssh-chat</text:p>
          </table:table-cell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trufflesuite__truffle</text:p>
          </table:table-cell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Valve__fingerprintjs</text:p>
          </table:table-cell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quilljs__quill</text:p>
          </table:table-cell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acdlite__flux-standard-action</text:p>
          </table:table-cell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heroku__react-refetch</text:p>
          </table:table-cell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banchichen__TZImagePickerController</text:p>
          </table:table-cell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Polidea__RxAndroidBle</text:p>
          </table:table-cell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zaproxy__zaproxy</text:p>
          </table:table-cell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ericdrowell__KineticJS</text:p>
          </table:table-cell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XLabs__Xamarin-Forms-Labs</text:p>
          </table:table-cell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pornel__pngquant</text:p>
          </table:table-cell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bramp__js-sequence-diagrams</text:p>
          </table:table-cell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stephanenicolas__robospice</text:p>
          </table:table-cell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sindresorhus__got</text:p>
          </table:table-cell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ReactiveCocoa__ReactiveSwift</text:p>
          </table:table-cell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SwiftBond__Bond</text:p>
          </table:table-cell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video-dev__hls.js</text:p>
          </table:table-cell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cmderdev__cmder</text:p>
          </table:table-cell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BorisMoore__jsrender</text:p>
          </table:table-cell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mcamara__laravel-localization</text:p>
          </table:table-cell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BoostIO__Boostnote</text:p>
          </table:table-cell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medcl__elasticsearch-analysis-ik</text:p>
          </table:table-cell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stutrek__scrollMonitor</text:p>
          </table:table-cell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vavr-io__vavr</text:p>
          </table:table-cell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YorickPeterse__ruby-lint</text:p>
          </table:table-cell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docker__kitematic</text:p>
          </table:table-cell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rgrove__lazyload</text:p>
          </table:table-cell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primefaces__primeng</text:p>
          </table:table-cell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layerhq__Atlas-iOS</text:p>
          </table:table-cell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shadowsocks__shadowsocks-qt5</text:p>
          </table:table-cell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mesosphere__marathon</text:p>
          </table:table-cell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qmk__qmk_firmware</text:p>
          </table:table-cell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njdehoog__NHBalancedFlowLayout</text:p>
          </table:table-cell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octokit__octokit.net</text:p>
          </table:table-cell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BBC-News__wraith</text:p>
          </table:table-cell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Lone-Coder__letsencrypt-win-simple</text:p>
          </table:table-cell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TwidereProject__Twidere-Android</text:p>
          </table:table-cell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serverless__serverless</text:p>
          </table:table-cell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kubernetes__heapster</text:p>
          </table:table-cell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frida__frida</text:p>
          </table:table-cell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tj__commander.js</text:p>
          </table:table-cell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exif-js__exif-js</text:p>
          </table:table-cell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SixLabors__ImageSharp</text:p>
          </table:table-cell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giakki__uncss</text:p>
          </table:table-cell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snabbco__snabb</text:p>
          </table:table-cell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carrot__share-button</text:p>
          </table:table-cell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unit-team__junit5</text:p>
          </table:table-cell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lipis__flag-icon-css</text:p>
          </table:table-cell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snowplow__snowplow</text:p>
          </table:table-cell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elrumordelaluz__csshake</text:p>
          </table:table-cell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maximebf__php-debugbar</text:p>
          </table:table-cell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addyosmani__critical</text:p>
          </table:table-cell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defunkt__dotjs</text:p>
          </table:table-cell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spatie__laravel-medialibrary</text:p>
          </table:table-cell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chmln__flatpickr</text:p>
          </table:table-cell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elastic__beats</text:p>
          </table:table-cell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facebook__rocksdb</text:p>
          </table:table-cell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docker__compose</text:p>
          </table:table-cell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nickoneill__PermissionScope</text:p>
          </table:table-cell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aFarkas__webshim</text:p>
          </table:table-cell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aver__pinpoint</text:p>
          </table:table-cell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Microsoft__ELL</text:p>
          </table:table-cell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playframework__playframework</text:p>
          </table:table-cell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jupyter__notebook</text:p>
          </table:table-cell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RReverser__mpegts</text:p>
          </table:table-cell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go-swagger__go-swagger</text:p>
          </table:table-cell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gruntjs__grunt-contrib-uglify</text:p>
          </table:table-cell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mit-nlp__MITIE</text:p>
          </table:table-cell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jhnns__rewire</text:p>
          </table:table-cell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bobthecow__psysh</text:p>
          </table:table-cell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jejacks0n__teaspoon</text:p>
          </table:table-cell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ashtuchkin__iconv-lite</text:p>
          </table:table-cell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lawloretienne__QuickReturn</text:p>
          </table:table-cell>
          <table:table-cell office:value="0.7495339160234444" office:value-type="float"/>
          <table:table-cell office:value="0.7544049196247596" office:value-type="float"/>
          <table:table-cell office:value="0.7970694767465593" office:value-type="float"/>
          <table:table-cell office:value="0.8071218159241419" office:value-type="float"/>
          <table:table-cell office:value="0.8071218159241419" office:value-type="float"/>
          <table:table-cell office:value="0.5691472517530661" office:value-type="float"/>
          <table:table-cell office:value="0.5772283766975546" office:value-type="float"/>
          <table:table-cell office:value="0.627070902152878" office:value-type="float"/>
          <table:table-cell office:value="0.6508170747213526" office:value-type="float"/>
          <table:table-cell office:value="0.6508170747213526" office:value-type="float"/>
          <table:table-cell office:value="0.45250065403875267" office:value-type="float"/>
          <table:table-cell office:value="0.4665240108425889" office:value-type="float"/>
          <table:table-cell office:value="0.46917771800657415" office:value-type="float"/>
          <table:table-cell office:value="0.5191642411646814" office:value-type="float"/>
          <table:table-cell office:value="0.5191642411646814" office:value-type="float"/>
          <table:table-cell office:value="0.6434246157599588" office:value-type="float"/>
          <table:table-cell office:value="0.6465489306647179" office:value-type="float"/>
          <table:table-cell office:value="0.6478810049960154" office:value-type="float"/>
          <table:table-cell office:value="0.6505265750781211" office:value-type="float"/>
          <table:table-cell office:value="0.6505265750781211" office:value-type="float"/>
          <table:table-cell office:value="0.44230587875232563" office:value-type="float"/>
          <table:table-cell office:value="0.46292906495772923" office:value-type="float"/>
          <table:table-cell office:value="0.5439502658578361" office:value-type="float"/>
          <table:table-cell office:value="0.5694951103161716" office:value-type="float"/>
          <table:table-cell office:value="0.5694951103161716" office:value-type="float"/>
        </table:table-row>
        <table:table-row>
          <table:table-cell office:value-type="string">
            <text:p>spray__spray</text:p>
          </table:table-cell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javallone__regexper</text:p>
          </table:table-cell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aspnet__KestrelHttpServer</text:p>
          </table:table-cell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iron-io__functions</text:p>
          </table:table-cell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astrada__google-drive-ocamlfuse</text:p>
          </table:table-cell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lipangit__JiaoZiVideoPlayer</text:p>
          </table:table-cell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piwik__piwik</text:p>
          </table:table-cell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aspnet__Home</text:p>
          </table:table-cell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aspnet__EntityFrameworkCore</text:p>
          </table:table-cell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jariz__vibrant.js</text:p>
          </table:table-cell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lucasr__smoothie</text:p>
          </table:table-cell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pixelsign__html5-device-mockups</text:p>
          </table:table-cell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angular-ui__ui-utils</text:p>
          </table:table-cell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Famous__famous</text:p>
          </table:table-cell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Varying-Vagrant-Vagrants__VVV</text:p>
          </table:table-cell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nanoc__nanoc</text:p>
          </table:table-cell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wbotelhos__raty</text:p>
          </table:table-cell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AudioKit__AudioKit</text:p>
          </table:table-cell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itlabhq__gitlab-ci</text:p>
          </table:table-cell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go-chi__chi</text:p>
          </table:table-cell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igniterealtime__Openfire</text:p>
          </table:table-cell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hickford__MechanicalSoup</text:p>
          </table:table-cell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lipis__bootstrap-social</text:p>
          </table:table-cell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gorilla__mux</text:p>
          </table:table-cell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matrix-org__synapse</text:p>
          </table:table-cell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__gvr-android-sdk</text:p>
          </table:table-cell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vuejs-templates__webpack</text:p>
          </table:table-cell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nodejs__node-convergence-archive</text:p>
          </table:table-cell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Microsoft__ChakraCore</text:p>
          </table:table-cell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igrigorik__ga-beacon</text:p>
          </table:table-cell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fullcalendar__fullcalendar</text:p>
          </table:table-cell>
          <table:table-cell office:value="0.7177553143287031" office:value-type="float"/>
          <table:table-cell office:value="0.7689367420205079" office:value-type="float"/>
          <table:table-cell office:value="0.78943530818959" office:value-type="float"/>
          <table:table-cell office:value="0.8063024307836717" office:value-type="float"/>
          <table:table-cell office:value="0.8549664912072007" office:value-type="float"/>
          <table:table-cell office:value="0.4945386841707964" office:value-type="float"/>
          <table:table-cell office:value="0.5722166642311413" office:value-type="float"/>
          <table:table-cell office:value="0.5896047940211033" office:value-type="float"/>
          <table:table-cell office:value="0.6116897963449842" office:value-type="float"/>
          <table:table-cell office:value="0.6677326361950913" office:value-type="float"/>
          <table:table-cell office:value="0.37408471356301487" office:value-type="float"/>
          <table:table-cell office:value="0.44858830011218875" office:value-type="float"/>
          <table:table-cell office:value="0.467004423752143" office:value-type="float"/>
          <table:table-cell office:value="0.49103475408087416" office:value-type="float"/>
          <table:table-cell office:value="0.5888038801735898" office:value-type="float"/>
          <table:table-cell office:value="0.5641349739113821" office:value-type="float"/>
          <table:table-cell office:value="0.6113927290082088" office:value-type="float"/>
          <table:table-cell office:value="0.6331598768257132" office:value-type="float"/>
          <table:table-cell office:value="0.6609551084896554" office:value-type="float"/>
          <table:table-cell office:value="0.7577271922651647" office:value-type="float"/>
          <table:table-cell office:value="0.3515229928361786" office:value-type="float"/>
          <table:table-cell office:value="0.44749090608226505" office:value-type="float"/>
          <table:table-cell office:value="0.4796306310774001" office:value-type="float"/>
          <table:table-cell office:value="0.5026001427374527" office:value-type="float"/>
          <table:table-cell office:value="0.5663409292949229" office:value-type="float"/>
        </table:table-row>
        <table:table-row>
          <table:table-cell office:value-type="string">
            <text:p>sockeqwe__mosby</text:p>
          </table:table-cell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uber-archive__image-diff</text:p>
          </table:table-cell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aseprite__aseprite</text:p>
          </table:table-cell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zensh__jsgen</text:p>
          </table:table-cell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Zewo__Zewo</text:p>
          </table:table-cell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strapi__strapi</text:p>
          </table:table-cell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drush-ops__drush</text:p>
          </table:table-cell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RNCryptor__RNCryptor</text:p>
          </table:table-cell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rbgirshick__fast-rcnn</text:p>
          </table:table-cell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mongodb__mongo-java-driver</text:p>
          </table:table-cell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paritytech__parity</text:p>
          </table:table-cell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puffnfresh__roy</text:p>
          </table:table-cell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inversify__InversifyJS</text:p>
          </table:table-cell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kimmobrunfeldt__concurrently</text:p>
          </table:table-cell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nutzam__nutz</text:p>
          </table:table-cell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chainer__chainer</text:p>
          </table:table-cell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AutoMapper__AutoMapper</text:p>
          </table:table-cell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malarkey__320andup</text:p>
          </table:table-cell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rhysd__NyaoVim</text:p>
          </table:table-cell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kubernetes__kops</text:p>
          </table:table-cell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PHPOffice__PHPExcel</text:p>
          </table:table-cell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aws__aws-sdk-php</text:p>
          </table:table-cell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jdesboeufs__connect-mongo</text:p>
          </table:table-cell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phpro__grumphp</text:p>
          </table:table-cell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zsh-users__antigen</text:p>
          </table:table-cell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facebook__mention-bot</text:p>
          </table:table-cell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timjansen__minified.js</text:p>
          </table:table-cell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heroku__hk</text:p>
          </table:table-cell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lukeredpath__LRResty</text:p>
          </table:table-cell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gentilkiwi__mimikatz</text:p>
          </table:table-cell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bookshelf__bookshelf</text:p>
          </table:table-cell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labstack__echo</text:p>
          </table:table-cell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Hacker0x01__react-datepicker</text:p>
          </table:table-cell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gechev__codelyzer</text:p>
          </table:table-cell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vispy__vispy</text:p>
          </table:table-cell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Microsoft__CNTK</text:p>
          </table:table-cell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KrauseFx__TSMessages</text:p>
          </table:table-cell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VirusTotal__yara</text:p>
          </table:table-cell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etmeUK__ContentTools</text:p>
          </table:table-cell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go-playground__validator</text:p>
          </table:table-cell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szwacz__electron-boilerplate</text:p>
          </table:table-cell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overtake__telegram</text:p>
          </table:table-cell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xonsh__xonsh</text:p>
          </table:table-cell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dmfay__massive-js</text:p>
          </table:table-cell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ostgresApp__PostgresApp</text:p>
          </table:table-cell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TooTallNate__Java-WebSocket</text:p>
          </table:table-cell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twitter__util</text:p>
          </table:table-cell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tpope__vim-pathogen</text:p>
          </table:table-cell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apache__incubator-mxnet</text:p>
          </table:table-cell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WhisperSystems__Signal-Desktop</text:p>
          </table:table-cell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Linuxbrew__legacy-linuxbrew</text:p>
          </table:table-cell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coteditor__CotEditor</text:p>
          </table:table-cell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gogits__gogs</text:p>
          </table:table-cell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thedjpetersen__subway</text:p>
          </table:table-cell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NervanaSystems__neon</text:p>
          </table:table-cell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hadley__devtools</text:p>
          </table:table-cell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reactioncommerce__reaction</text:p>
          </table:table-cell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cockroachdb__cockroach</text:p>
          </table:table-cell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PrismLibrary__Prism</text:p>
          </table:table-cell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23__resumable.js</text:p>
          </table:table-cell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grommet__grommet</text:p>
          </table:table-cell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catchorg__Catch2</text:p>
          </table:table-cell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mikepenz__FastAdapter</text:p>
          </table:table-cell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callumboddy__CBZSplashView</text:p>
          </table:table-cell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louthy__language-ext</text:p>
          </table:table-cell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twitter__finagle</text:p>
          </table:table-cell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gohugoio__hugo</text:p>
          </table:table-cell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Lokaltog__vim-powerline</text:p>
          </table:table-cell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jisaacks__GitGutter</text:p>
          </table:table-cell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v2ray__v2ray-core</text:p>
          </table:table-cell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asciimoo__searx</text:p>
          </table:table-cell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ingcap__tidb</text:p>
          </table:table-cell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anselmh__object-fit</text:p>
          </table:table-cell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turbolinks__turbolinks-classic</text:p>
          </table:table-cell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rpc__grpc</text:p>
          </table:table-cell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dotnet__core</text:p>
          </table:table-cell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openshift__origin</text:p>
          </table:table-cell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squaremo__rabbit.js</text:p>
          </table:table-cell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Netflix__eureka</text:p>
          </table:table-cell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scrapy__dirbot</text:p>
          </table:table-cell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FriendsOfSymfony__FOSRestBundle</text:p>
          </table:table-cell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borgbackup__borg</text:p>
          </table:table-cell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thoughtbot__clearance</text:p>
          </table:table-cell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jedireza__aqua</text:p>
          </table:table-cell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dgraph-io__dgraph</text:p>
          </table:table-cell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Project-OSRM__osrm-backend</text:p>
          </table:table-cell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openlayers__openlayers</text:p>
          </table:table-cell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babel__babel</text:p>
          </table:table-cell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Workiva__go-datastructures</text:p>
          </table:table-cell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lballabio__quantlib-old</text:p>
          </table:table-cell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carlsednaoui__ouibounce</text:p>
          </table:table-cell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kpumuk__meta-tags</text:p>
          </table:table-cell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go-yaml__yaml</text:p>
          </table:table-cell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arantool__tarantool</text:p>
          </table:table-cell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facebook__buck</text:p>
          </table:table-cell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webpack__webpack-dev-server</text:p>
          </table:table-cell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chocolatey__chocolatey</text:p>
          </table:table-cell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mojombo__chronic</text:p>
          </table:table-cell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Shougo__neocomplcache.vim</text:p>
          </table:table-cell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PaulLeCam__react-leaflet</text:p>
          </table:table-cell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rails__strong_parameters</text:p>
          </table:table-cell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myell0w__MTStatusBarOverlay</text:p>
          </table:table-cell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nssegers__laravel-mongodb</text:p>
          </table:table-cell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nicklockwood__FXForms</text:p>
          </table:table-cell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wagtail__wagtail</text:p>
          </table:table-cell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nhaarman__ListViewAnimations</text:p>
          </table:table-cell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ueberauth__guardian</text:p>
          </table:table-cell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kien__ctrlp.vim</text:p>
          </table:table-cell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heroku__legacy-cli</text:p>
          </table:table-cell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star7th__showdoc</text:p>
          </table:table-cell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visualfc__liteide</text:p>
          </table:table-cell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agento__magento2</text:p>
          </table:table-cell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convox__rack</text:p>
          </table:table-cell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AnalyticalGraphicsInc__cesium</text:p>
          </table:table-cell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quasarframework__quasar</text:p>
          </table:table-cell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facebook__facebook-ios-sdk</text:p>
          </table:table-cell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wavded__humane-js</text:p>
          </table:table-cell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mobileplayer__mobileplayer-ios</text:p>
          </table:table-cell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css__csso</text:p>
          </table:table-cell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dz0ny__leapcast</text:p>
          </table:table-cell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aspnet__Identity</text:p>
          </table:table-cell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owerShell__Win32-OpenSSH</text:p>
          </table:table-cell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mediaelement__mediaelement</text:p>
          </table:table-cell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IdentityServer__IdentityServer4</text:p>
          </table:table-cell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maccman__juggernaut</text:p>
          </table:table-cell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reactjs__react-rails</text:p>
          </table:table-cell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postcss__postcss-loader</text:p>
          </table:table-cell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getsentry__raven-js</text:p>
          </table:table-cell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gabrielbull__react-desktop</text:p>
          </table:table-cell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facebook__react-native</text:p>
          </table:table-cell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azkaban__azkaban</text:p>
          </table:table-cell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fabiolb__fabio</text:p>
          </table:table-cell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notepad-plus-plus__notepad-plus-plus</text:p>
          </table:table-cell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jacobian__djangobook.com</text:p>
          </table:table-cell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rigoneri__syte</text:p>
          </table:table-cell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twitter-archive__gizzard</text:p>
          </table:table-cell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sschmid__Entitas-CSharp</text:p>
          </table:table-cell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bolt__bolt</text:p>
          </table:table-cell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ztellman__lamina</text:p>
          </table:table-cell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rancher__rancher</text:p>
          </table:table-cell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home-assistant__home-assistant</text:p>
          </table:table-cell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graphite-project__graphite-web</text:p>
          </table:table-cell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filamentgroup__fixed-sticky</text:p>
          </table:table-cell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openresty__openresty</text:p>
          </table:table-cell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mstarke__MacPass</text:p>
          </table:table-cell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nodejs__node</text:p>
          </table:table-cell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containous__traefik</text:p>
          </table:table-cell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radare__radare2</text:p>
          </table:table-cell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mgravell__protobuf-net</text:p>
          </table:table-cell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anand__git-up</text:p>
          </table:table-cell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32:48.001624</meta:creation-date>
    <dc:date>2019-05-26T11:32:48.456765</dc:date>
    <meta:generator>http://pypi.python.org/pypi/ezodf/0.1.0$Python3.6.7 (default, Oct 22 2018, 11:32:17) 
[GCC 8.2.0]</meta:generator>
    <meta:document-statistic/>
    <meta:editing-cycles>1</meta:editing-cycles>
  </office:meta>
</office:document-meta>
</file>